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5" style:family="table-cell" style:parent-style-name="Default" style:data-style-name="N0">
      <style:table-cell-properties style:vertical-align="automatic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e6" style:family="table-cell" style:parent-style-name="Default" style:data-style-name="N0">
      <style:table-cell-properties style:vertical-align="automatic" fo:background-color="#FFFFFF"/>
      <style:text-properties fo:color="#333333"/>
    </style:style>
    <style:style style:name="ce7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automatic"/>
      <style:text-properties fo:color="#1155CC" style:text-underline-style="solid" style:text-underline-type="single"/>
    </style:style>
    <style:style style:name="ce9" style:family="table-cell" style:parent-style-name="Default" style:data-style-name="N0">
      <style:table-cell-properties style:vertical-align="automatic" fo:background-color="#FF9900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10" style:family="table-cell" style:parent-style-name="Default" style:data-style-name="N0">
      <style:table-cell-properties style:vertical-align="automatic" fo:background-color="#FF9900"/>
      <style:text-properties style:font-name="Cambria" style:font-name-asian="Cambria" style:font-name-complex="Cambria" style:font-family-generic="roman"/>
    </style:style>
    <style:style style:name="ce11" style:family="table-cell" style:parent-style-name="Default" style:data-style-name="N0">
      <style:table-cell-properties fo:background-color="#FF9900"/>
      <style:text-properties style:font-name="Cambria" style:font-name-asian="Cambria" style:font-name-complex="Cambria" style:font-family-generic="roman"/>
    </style:style>
    <style:style style:name="ce12" style:family="table-cell" style:parent-style-name="Default" style:data-style-name="N0">
      <style:table-cell-properties style:vertical-align="automatic" fo:background-color="#FF9900"/>
    </style:style>
    <style:style style:name="ce13" style:family="table-cell" style:parent-style-name="Default" style:data-style-name="N0">
      <style:table-cell-properties style:vertical-align="automatic" fo:background-color="#FF9900"/>
      <style:text-properties fo:color="#1155CC" style:text-underline-style="solid" style:text-underline-type="single"/>
    </style:style>
    <style:style style:name="ce14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15" style:family="table-cell" style:parent-style-name="Default" style:data-style-name="N0">
      <style:table-cell-properties style:vertical-align="automatic" fo:background-color="#FF9900"/>
      <style:text-properties fo:color="#333333"/>
    </style:style>
    <style:style style:name="ce16" style:family="table-cell" style:parent-style-name="Default" style:data-style-name="N0">
      <style:table-cell-properties style:vertical-align="automatic" fo:background-color="#FFFF00"/>
      <style:text-properties style:font-name="Cambria" style:font-name-asian="Cambria" style:font-name-complex="Cambria" style:font-family-generic="roman"/>
    </style:style>
    <style:style style:name="ce17" style:family="table-cell" style:parent-style-name="Default" style:data-style-name="N0">
      <style:table-cell-properties style:vertical-align="automatic" fo:background-color="#FFFF00"/>
    </style:style>
    <style:style style:name="ce18" style:family="table-cell" style:parent-style-name="Default" style:data-style-name="N0">
      <style:table-cell-properties style:vertical-align="automatic"/>
      <style:text-properties fo:color="#1155CC" style:text-underline-style="solid" style:text-underline-type="single"/>
    </style:style>
    <style:style style:name="co1" style:family="table-column">
      <style:table-column-properties fo:break-before="auto" style:column-width="4.18041666666667cm"/>
    </style:style>
    <style:style style:name="co2" style:family="table-column">
      <style:table-column-properties fo:break-before="auto" style:column-width="4.1275cm"/>
    </style:style>
    <style:style style:name="co3" style:family="table-column">
      <style:table-column-properties fo:break-before="auto" style:column-width="5.05354166666667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5.10645833333333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BOM_Compu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7">
            <text:p>Description</text:p>
          </table:table-cell>
          <table:table-cell office:value-type="string" table:style-name="ce7">
            <text:p>package</text:p>
          </table:table-cell>
          <table:table-cell office:value-type="string" table:style-name="ce7">
            <text:p>Name</text:p>
          </table:table-cell>
          <table:table-cell office:value-type="string" table:style-name="ce7">
            <text:p>Amount</text:p>
          </table:table-cell>
          <table:table-cell office:value-type="string" table:style-name="ce7">
            <text:p>Price</text:p>
          </table:table-cell>
          <table:table-cell office:value-type="string" table:style-name="ce7">
            <text:p>Order number</text:p>
          </table:table-cell>
          <table:table-cell office:value-type="string" table:style-name="ce7">
            <text:p>Link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CU</text:p>
          </table:table-cell>
          <table:table-cell office:value-type="string" table:style-name="ce4">
            <text:p>LQFP-176</text:p>
          </table:table-cell>
          <table:table-cell office:value-type="string" table:style-name="ce4">
            <text:p>STM32H743IIT6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[.D2]*19.12" table:style-name="ce3">
            <text:p>0</text:p>
          </table:table-cell>
          <table:table-cell office:value-type="string" table:style-name="ce3">
            <text:p>511-STM32H743IIT6</text:p>
          </table:table-cell>
          <table:table-cell office:value-type="string" table:style-name="ce5">
            <text:p>https://www.mouser.be/ProductDetail/STMicroelectronics/STM32H743IIT6?qs=sGAEpiMZZMsB9HsreUc%252biY%2f%252bsT3OE5bi1wFsB0SeXzc%3d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DRAM 32MByte</text:p>
          </table:table-cell>
          <table:table-cell office:value-type="string" table:style-name="ce4">
            <text:p>TSSOP-54</text:p>
          </table:table-cell>
          <table:table-cell office:value-type="string" table:style-name="ce4">
            <text:p>AS4C32M8SA-7TCN</text:p>
          </table:table-cell>
          <table:table-cell office:value-type="float" office:value="1" table:style-name="ce3">
            <text:p>1</text:p>
          </table:table-cell>
          <table:table-cell office:value-type="float" office:value="3.12" table:formula="of:=[.D3]*3.12" table:style-name="ce1">
            <text:p>3,12</text:p>
          </table:table-cell>
          <table:table-cell office:value-type="string" table:style-name="ce3">
            <text:p>913-AS4C32M8SA7TCN</text:p>
          </table:table-cell>
          <table:table-cell office:value-type="string" table:style-name="ce5">
            <text:p>https://www.mouser.be/ProductDetail/Alliance-Memory/AS4C32M8SA-7TCN?qs=sGAEpiMZZMti5BT4iPSEnceOTYqGrIvV8L2hJnjhwnE=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CODEC</text:p>
          </table:table-cell>
          <table:table-cell office:value-type="string" table:style-name="ce3">
            <text:p>LQFP-64</text:p>
          </table:table-cell>
          <table:table-cell office:value-type="string" table:style-name="ce4">
            <text:p>CS42448-CQZ</text:p>
          </table:table-cell>
          <table:table-cell office:value-type="float" office:value="1" table:style-name="ce3">
            <text:p>1</text:p>
          </table:table-cell>
          <table:table-cell office:value-type="float" office:value="9.42" table:formula="of:=[.D4]*9.42" table:style-name="ce1">
            <text:p>9,42</text:p>
          </table:table-cell>
          <table:table-cell office:value-type="string" table:style-name="ce2">
            <text:p>777-CS42448-CQZ</text:p>
          </table:table-cell>
          <table:table-cell office:value-type="string" table:style-name="ce8">
            <text:p><text:a xlink:href="https://www.mouser.be/ProductDetail/Cirrus-Logic/CS42448-CQZ?qs=sGAEpiMZZMuYaq4aOfOV%252bIuNLgj4vBkq">https://www.mouser.be/ProductDetail/Cirrus-Logic/CS42448-CQZ?qs=sGAEpiMZZMuYaq4aOfOV%252bIuNLgj4vBkq</text:a>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SB Phy</text:p>
          </table:table-cell>
          <table:table-cell office:value-type="string" table:style-name="ce3">
            <text:p>QFN-32</text:p>
          </table:table-cell>
          <table:table-cell office:value-type="string" table:style-name="ce4">
            <text:p>USB3300-EZK-TR</text:p>
          </table:table-cell>
          <table:table-cell office:value-type="float" office:value="1" table:style-name="ce3">
            <text:p>1</text:p>
          </table:table-cell>
          <table:table-cell office:value-type="float" office:value="1.22" table:formula="of:=[.D5]*1.22" table:style-name="ce1">
            <text:p>1,22</text:p>
          </table:table-cell>
          <table:table-cell office:value-type="string" table:style-name="ce2">
            <text:p>886-USB3300-EZK-TR</text:p>
          </table:table-cell>
          <table:table-cell office:value-type="string" table:style-name="ce8">
            <text:p><text:a xlink:href="https://www.mouser.be/ProductDetail/Microchip-Technology/USB3300-EZK-TR?qs=sGAEpiMZZMtv%252bwxsgy%2fhiAlYNAg5Ms%2fkedocHlA6%252bNA%3d">https://www.mouser.be/ProductDetail/Microchip-Technology/USB3300-EZK-TR?qs=sGAEpiMZZMtv%252bwxsgy%2fhiAlYNAg5Ms%2fkedocHlA6%252bNA%3d</text:a></text:p>
          </table:table-cell>
          <table:table-cell table:number-columns-repeated="16377"/>
        </table:table-row>
        <table:table-row table:style-name="ro1">
          <table:table-cell table:number-columns-repeated="2" table:style-name="ce4"/>
          <table:table-cell table:number-columns-repeated="2" table:style-name="ce3"/>
          <table:table-cell table:style-name="ce1"/>
          <table:table-cell table:style-name="ce2"/>
          <table:table-cell table:style-name="ce8"/>
          <table:table-cell table:number-columns-repeated="16377"/>
        </table:table-row>
        <table:table-row table:style-name="ro1">
          <table:table-cell office:value-type="string" table:style-name="ce4">
            <text:p>Power mux</text:p>
          </table:table-cell>
          <table:table-cell office:value-type="string" table:style-name="ce4">
            <text:p>SON-8</text:p>
          </table:table-cell>
          <table:table-cell office:value-type="string" table:style-name="ce3">
            <text:p>TPS2113ADRBR</text:p>
          </table:table-cell>
          <table:table-cell office:value-type="float" office:value="1" table:style-name="ce3">
            <text:p>1</text:p>
          </table:table-cell>
          <table:table-cell office:value-type="float" office:value="1.6" table:formula="of:=[.D7]*1.6" table:style-name="ce1">
            <text:p>1,6</text:p>
          </table:table-cell>
          <table:table-cell office:value-type="string" table:style-name="ce2">
            <text:p>595-TPS2113ADRBR</text:p>
          </table:table-cell>
          <table:table-cell office:value-type="string" table:style-name="ce8">
            <text:p><text:a xlink:href="https://www.mouser.be/ProductDetail/Texas-Instruments/TPS2113ADRBR?qs=sGAEpiMZZMsIeRsI8taJiut%252bTnXQ%252bmOX">https://www.mouser.be/ProductDetail/Texas-Instruments/TPS2113ADRBR?qs=sGAEpiMZZMsIeRsI8taJiut%252bTnXQ%252bmOX</text:a>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Buck</text:p>
          </table:table-cell>
          <table:table-cell office:value-type="string" table:style-name="ce4">
            <text:p>MLF-8</text:p>
          </table:table-cell>
          <table:table-cell office:value-type="string" table:style-name="ce4">
            <text:p>MIC23050-SYML-TR</text:p>
          </table:table-cell>
          <table:table-cell office:value-type="float" office:value="1" table:style-name="ce3">
            <text:p>1</text:p>
          </table:table-cell>
          <table:table-cell office:value-type="float" office:value="0.38500000000000001" table:formula="of:=[.D8]*0.385" table:style-name="ce1">
            <text:p>0,385</text:p>
          </table:table-cell>
          <table:table-cell office:value-type="string" table:style-name="ce2">
            <text:p>998-MIC23050-SYMLTR</text:p>
          </table:table-cell>
          <table:table-cell office:value-type="string" table:style-name="ce8">
            <text:p><text:a xlink:href="https://www.mouser.be/ProductDetail/Microchip-Technology-Micrel/MIC23050-SYML-TR?qs=sGAEpiMZZMvAX9OfPh%252b2NV4blS%252b6nFiUmIBHLpFxVqnB5iH%2fKqudDQ%3d%3d">https://www.mouser.be/ProductDetail/Microchip-Technology-Micrel/MIC23050-SYML-TR?qs=sGAEpiMZZMvAX9OfPh%252b2NV4blS%252b6nFiUmIBHLpFxVqnB5iH%2fKqudDQ%3d%3d</text:a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ow noise LDO</text:p>
          </table:table-cell>
          <table:table-cell office:value-type="string" table:style-name="ce9">
            <text:p>TSOT-5</text:p>
          </table:table-cell>
          <table:table-cell office:value-type="string" table:style-name="ce9">
            <text:p>ADP150AUJZ-3.3-R7</text:p>
          </table:table-cell>
          <table:table-cell office:value-type="float" office:value="1" table:style-name="ce10">
            <text:p>1</text:p>
          </table:table-cell>
          <table:table-cell table:style-name="ce11"/>
          <table:table-cell office:value-type="string" table:style-name="ce12">
            <text:p>584-ADP150AUJZ-3.3R7</text:p>
          </table:table-cell>
          <table:table-cell office:value-type="string" table:style-name="ce13">
            <text:p><text:a xlink:href="https://www.mouser.be/ProductDetail/Analog-Devices/ADP150AUJZ-33-R7?qs=sGAEpiMZZMvYvv22R2xfeIXv9FqXWdE4IVexbA5NR7E%3d">https://www.mouser.be/ProductDetail/Analog-Devices/ADP150AUJZ-33-R7?qs=sGAEpiMZZMvYvv22R2xfeIXv9FqXWdE4IVexbA5NR7E%3d</text:a></text:p>
          </table:table-cell>
          <table:table-cell table:number-columns-repeated="16377"/>
        </table:table-row>
        <table:table-row table:style-name="ro1">
          <table:table-cell table:style-name="ce14"/>
          <table:table-cell table:style-name="ce4"/>
          <table:table-cell office:value-type="string" table:style-name="ce4">
            <text:p>ADP151AUJZ-3.3-R7</text:p>
          </table:table-cell>
          <table:table-cell office:value-type="float" office:value="1" table:style-name="ce3">
            <text:p>1</text:p>
          </table:table-cell>
          <table:table-cell office:value-type="float" office:value="0.877" table:formula="of:=[.D10]*0.877" table:style-name="ce1">
            <text:p>0,877</text:p>
          </table:table-cell>
          <table:table-cell office:value-type="string" table:style-name="ce2">
            <text:p>584-ADP151AUJZ-3.3R7</text:p>
          </table:table-cell>
          <table:table-cell office:value-type="string" table:style-name="ce8">
            <text:p><text:a xlink:href="https://www.mouser.be/ProductDetail/Analog-Devices/ADP151AUJZ-33-R7?qs=%2fha2pyFaduiMN3n7kl0NAXhlEsyie2aWfUuc%2f7%252b%252blrxjRmpIxG49rw%3d%3d">https://www.mouser.be/ProductDetail/Analog-Devices/ADP151AUJZ-33-R7?qs=%2fha2pyFaduiMN3n7kl0NAXhlEsyie2aWfUuc%2f7%252b%252blrxjRmpIxG49rw%3d%3d</text:a>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Boost</text:p>
          </table:table-cell>
          <table:table-cell office:value-type="string" table:style-name="ce3">
            <text:p>WSON-6</text:p>
          </table:table-cell>
          <table:table-cell office:value-type="string" table:style-name="ce6">
            <text:p>TPS61170DRVR</text:p>
          </table:table-cell>
          <table:table-cell office:value-type="float" office:value="1" table:style-name="ce3">
            <text:p>1</text:p>
          </table:table-cell>
          <table:table-cell office:value-type="float" office:value="1.71" table:formula="of:=[.D11]*1.71" table:style-name="ce1">
            <text:p>1,71</text:p>
          </table:table-cell>
          <table:table-cell office:value-type="string" table:style-name="ce2">
            <text:p>595-TPS61170DRVR</text:p>
          </table:table-cell>
          <table:table-cell office:value-type="string" table:style-name="ce8">
            <text:p><text:a xlink:href="https://www.mouser.be/productdetail/texas-instruments/tps61170drvr?qs=sGAEpiMZZMvAX9OfPh%252b2Ne2NwFu9jG2Hk44RHgwbhTI=">https://www.mouser.be/productdetail/texas-instruments/tps61170drvr?qs=sGAEpiMZZMvAX9OfPh%252b2Ne2NwFu9jG2Hk44RHgwbhTI=</text:a></text:p>
          </table:table-cell>
          <table:table-cell table:number-columns-repeated="16377"/>
        </table:table-row>
        <table:table-row table:style-name="ro1">
          <table:table-cell table:number-columns-repeated="3" table:style-name="ce4"/>
          <table:table-cell table:style-name="ce3"/>
          <table:table-cell table:style-name="ce1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4">
            <text:p>6 pin header</text:p>
          </table:table-cell>
          <table:table-cell office:value-type="string" table:style-name="ce4">
            <text:p>2.54mm SMD</text:p>
          </table:table-cell>
          <table:table-cell office:value-type="string" table:style-name="ce4">
            <text:p>M20-8770646</text:p>
          </table:table-cell>
          <table:table-cell office:value-type="float" office:value="1" table:style-name="ce3">
            <text:p>1</text:p>
          </table:table-cell>
          <table:table-cell office:value-type="float" office:value="0.36099999999999999" table:formula="of:=[.D13]*0.361" table:style-name="ce1">
            <text:p>0,361</text:p>
          </table:table-cell>
          <table:table-cell office:value-type="string" table:style-name="ce2">
            <text:p>855-M20-8770646</text:p>
          </table:table-cell>
          <table:table-cell office:value-type="string" table:style-name="ce8">
            <text:p><text:a xlink:href="https://www.mouser.be/ProductDetail/Harwin/M20-8770646?qs=sGAEpiMZZMs%252bGHln7q6pmzlZUuX%2f53qjQPFldXnI7eo%3d">https://www.mouser.be/ProductDetail/Harwin/M20-8770646?qs=sGAEpiMZZMs%252bGHln7q6pmzlZUuX%2f53qjQPFldXnI7eo%3d</text:a>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40 pin 0.5mm</text:p>
          </table:table-cell>
          <table:table-cell office:value-type="string" table:style-name="ce4">
            <text:p>0.5mm vertical</text:p>
          </table:table-cell>
          <table:table-cell office:value-type="string" table:style-name="ce4">
            <text:p>78127-1408</text:p>
          </table:table-cell>
          <table:table-cell office:value-type="float" office:value="1" table:style-name="ce3">
            <text:p>1</text:p>
          </table:table-cell>
          <table:table-cell office:value-type="float" office:value="1.94" table:formula="of:=[.D14]*1.94" table:style-name="ce1">
            <text:p>1,94</text:p>
          </table:table-cell>
          <table:table-cell office:value-type="string" table:style-name="ce2">
            <text:p>538-78127-1408</text:p>
          </table:table-cell>
          <table:table-cell office:value-type="string" table:style-name="ce8">
            <text:p><text:a xlink:href="https://www.mouser.be/ProductDetail/Molex/78127-1408?qs=sGAEpiMZZMs7i6cT6ogu49DbkzKdWzYdD%252b68D3y3dKE=">https://www.mouser.be/ProductDetail/Molex/78127-1408?qs=sGAEpiMZZMs7i6cT6ogu49DbkzKdWzYdD%252b68D3y3dKE=</text:a>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6 pin 1mm</text:p>
          </table:table-cell>
          <table:table-cell office:value-type="string" table:style-name="ce4">
            <text:p>1mm vertical</text:p>
          </table:table-cell>
          <table:table-cell office:value-type="string" table:style-name="ce4">
            <text:p>52808-0671</text:p>
          </table:table-cell>
          <table:table-cell office:value-type="float" office:value="1" table:style-name="ce3">
            <text:p>1</text:p>
          </table:table-cell>
          <table:table-cell office:value-type="float" office:value="0.48399999999999999" table:formula="of:=[.D15]*0.484" table:style-name="ce1">
            <text:p>0,484</text:p>
          </table:table-cell>
          <table:table-cell office:value-type="string" table:style-name="ce2">
            <text:p>538-52808-0671</text:p>
          </table:table-cell>
          <table:table-cell office:value-type="string" table:style-name="ce8">
            <text:p><text:a xlink:href="https://www.mouser.be/ProductDetail/Molex/52808-0671?qs=sGAEpiMZZMs7i6cT6ogu4152O94naRbpkoChlag4gQ4=">https://www.mouser.be/ProductDetail/Molex/52808-0671?qs=sGAEpiMZZMs7i6cT6ogu4152O94naRbpkoChlag4gQ4=</text:a>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D Holder</text:p>
          </table:table-cell>
          <table:table-cell office:value-type="float" office:value="1140084168" table:style-name="ce4">
            <text:p>1140084168</text:p>
          </table:table-cell>
          <table:table-cell office:value-type="string" table:style-name="ce4">
            <text:p>SMD</text:p>
          </table:table-cell>
          <table:table-cell office:value-type="float" office:value="1" table:style-name="ce3">
            <text:p>1</text:p>
          </table:table-cell>
          <table:table-cell office:value-type="float" office:value="1.23" table:formula="of:=[.D16]*1.23" table:style-name="ce1">
            <text:p>1,23</text:p>
          </table:table-cell>
          <table:table-cell office:value-type="string" table:style-name="ce6">
            <text:p>523-114-00841-68</text:p>
          </table:table-cell>
          <table:table-cell office:value-type="string" table:style-name="ce8">
            <text:p><text:a xlink:href="https://www.mouser.be/ProductDetail/Amphenol-Commercial-Products/1140084168?qs=sGAEpiMZZMuJakaoiLiBph8FsDENMA%2fPYqiScc5bEa4%3d">https://www.mouser.be/ProductDetail/Amphenol-Commercial-Products/1140084168?qs=sGAEpiMZZMuJakaoiLiBph8FsDENMA%2fPYqiScc5bEa4%3d</text:a>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SB connector Mini</text:p>
          </table:table-cell>
          <table:table-cell office:value-type="string" table:style-name="ce4">
            <text:p>UJ2-BH-1-TH</text:p>
          </table:table-cell>
          <table:table-cell office:value-type="string" table:style-name="ce4">
            <text:p>Type B</text:p>
          </table:table-cell>
          <table:table-cell office:value-type="float" office:value="1" table:style-name="ce3">
            <text:p>1</text:p>
          </table:table-cell>
          <table:table-cell office:value-type="float" office:value="0.52500000000000002" table:formula="of:=[.D17]*0.525" table:style-name="ce1">
            <text:p>0,525</text:p>
          </table:table-cell>
          <table:table-cell office:value-type="string" table:style-name="ce2">
            <text:p>490-UJ2-BH-1-TH</text:p>
          </table:table-cell>
          <table:table-cell office:value-type="string" table:style-name="ce8">
            <text:p><text:a xlink:href="https://www.mouser.be/ProductDetail/CUI/UJ2-BH-1-TH?qs=sGAEpiMZZMulM8LPOQ%252byk%252br6FietFiXBCIrgS7RAKFVYT%252bdozVdYew%3d%3d">https://www.mouser.be/ProductDetail/CUI/UJ2-BH-1-TH?qs=sGAEpiMZZMulM8LPOQ%252byk%252br6FietFiXBCIrgS7RAKFVYT%252bdozVdYew%3d%3d</text:a>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Button</text:p>
          </table:table-cell>
          <table:table-cell office:value-type="string" table:style-name="ce4">
            <text:p>6x6mm smd</text:p>
          </table:table-cell>
          <table:table-cell office:value-type="string" table:style-name="ce4">
            <text:p>FSM4JSMATR</text:p>
          </table:table-cell>
          <table:table-cell office:value-type="float" office:value="1" table:style-name="ce3">
            <text:p>1</text:p>
          </table:table-cell>
          <table:table-cell office:value-type="float" office:value="0.13900000000000001" table:formula="of:=[.D18]*0.139" table:style-name="ce1">
            <text:p>0,139</text:p>
          </table:table-cell>
          <table:table-cell office:value-type="string" table:style-name="ce3">
            <text:p>506-FSM4JSMATR</text:p>
          </table:table-cell>
          <table:table-cell office:value-type="string" table:style-name="ce5">
            <text:p>https://www.mouser.be/ProductDetail/TE-Connectivity-Alcoswitch/FSM4JSMATR?qs=sGAEpiMZZMsgGjVA3toVBB6ojvGJBhJR1KfczHfSPfA%3d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32KHz crystal</text:p>
          </table:table-cell>
          <table:table-cell office:value-type="string" table:style-name="ce3">
            <text:p>1.6x1mm</text:p>
          </table:table-cell>
          <table:table-cell office:value-type="string" table:style-name="ce4">
            <text:p>ABS05-32.768KHZ-9-T</text:p>
          </table:table-cell>
          <table:table-cell office:value-type="float" office:value="1" table:style-name="ce3">
            <text:p>1</text:p>
          </table:table-cell>
          <table:table-cell office:value-type="float" office:value="0.64" table:formula="of:=[.D20]*0.64" table:style-name="ce1">
            <text:p>0,64</text:p>
          </table:table-cell>
          <table:table-cell office:value-type="string" table:style-name="ce2">
            <text:p>815-ABS05-32.768K9T</text:p>
          </table:table-cell>
          <table:table-cell office:value-type="string" table:style-name="ce8">
            <text:p><text:a xlink:href="https://www.mouser.be/ProductDetail/ABRACON/ABS05-32768KHZ-9-T?qs=sGAEpiMZZMsBj6bBr9Q9abREzfOoC8%2f3dJjf4B8NS%2fU%3d">https://www.mouser.be/ProductDetail/ABRACON/ABS05-32768KHZ-9-T?qs=sGAEpiMZZMsBj6bBr9Q9abREzfOoC8%2f3dJjf4B8NS%2fU%3d</text:a>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16MHz crystal</text:p>
          </table:table-cell>
          <table:table-cell office:value-type="string" table:style-name="ce10">
            <text:p>2x1.6mm</text:p>
          </table:table-cell>
          <table:table-cell office:value-type="string" table:style-name="ce15">
            <text:p>CX2016DB16000H0FLJC1</text:p>
          </table:table-cell>
          <table:table-cell office:value-type="float" office:value="1" table:style-name="ce10">
            <text:p>1</text:p>
          </table:table-cell>
          <table:table-cell table:style-name="ce11"/>
          <table:table-cell office:value-type="string" table:style-name="ce12">
            <text:p>581-CX2016DB16000HLJ</text:p>
          </table:table-cell>
          <table:table-cell office:value-type="string" table:style-name="ce13">
            <text:p><text:a xlink:href="https://www.mouser.be/ProductDetail/AVX-Kyocera/CX2016DB16000H0FLJC1?qs=sGAEpiMZZMsBj6bBr9Q9aR5p%252bedb1ZWvazS0q2%252bLV7x5CKHSpacIAA%3d%3d">https://www.mouser.be/ProductDetail/AVX-Kyocera/CX2016DB16000H0FLJC1?qs=sGAEpiMZZMsBj6bBr9Q9aR5p%252bedb1ZWvazS0q2%252bLV7x5CKHSpacIAA%3d%3d</text:a></text:p>
          </table:table-cell>
          <table:table-cell table:number-columns-repeated="16377"/>
        </table:table-row>
        <table:table-row table:style-name="ro1">
          <table:table-cell table:style-name="ce16"/>
          <table:table-cell office:value-type="string" table:style-name="ce3">
            <text:p>2x1.6mm</text:p>
          </table:table-cell>
          <table:table-cell office:value-type="string" table:style-name="ce6">
            <text:p>FW1600008</text:p>
          </table:table-cell>
          <table:table-cell office:value-type="float" office:value="1" table:style-name="ce3">
            <text:p>1</text:p>
          </table:table-cell>
          <table:table-cell office:value-type="float" office:value="1.1499999999999999" table:formula="of:=[.D22]*1.15" table:style-name="ce1">
            <text:p>1,15</text:p>
          </table:table-cell>
          <table:table-cell office:value-type="string" table:style-name="ce2">
            <text:p>729-FW1600008</text:p>
          </table:table-cell>
          <table:table-cell office:value-type="string" table:style-name="ce8">
            <text:p><text:a xlink:href="https://www.mouser.be/ProductDetail/Diodes-Inc-Pericom/FW1600008?qs=Rp3RbKSfAt3lER%252bb%252byb4eQ%3d%3d">https://www.mouser.be/ProductDetail/Diodes-Inc-Pericom/FW1600008?qs=Rp3RbKSfAt3lER%252bb%252byb4eQ%3d%3d</text:a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4MHz crystal</text:p>
          </table:table-cell>
          <table:table-cell office:value-type="string" table:style-name="ce3">
            <text:p>2x1.6mm</text:p>
          </table:table-cell>
          <table:table-cell office:value-type="string" table:style-name="ce4">
            <text:p>XRCGB24M000F1H02R0</text:p>
          </table:table-cell>
          <table:table-cell office:value-type="float" office:value="1" table:style-name="ce3">
            <text:p>1</text:p>
          </table:table-cell>
          <table:table-cell office:value-type="float" office:value="0.41" table:formula="of:=[.D23]*0.41" table:style-name="ce1">
            <text:p>0,41</text:p>
          </table:table-cell>
          <table:table-cell office:value-type="string" table:style-name="ce2">
            <text:p>81-XRCGB24M000F1H02R</text:p>
          </table:table-cell>
          <table:table-cell office:value-type="string" table:style-name="ce8">
            <text:p><text:a xlink:href="https://www.mouser.be/ProductDetail/Murata-Electronics/XRCGB24M000F1H02R0?qs=sGAEpiMZZMsBj6bBr9Q9abMK2mGYOCsJdpPjAg8GyakI6ArYmP1c0Q%3d%3d">https://www.mouser.be/ProductDetail/Murata-Electronics/XRCGB24M000F1H02R0?qs=sGAEpiMZZMsBj6bBr9Q9abMK2mGYOCsJdpPjAg8GyakI6ArYmP1c0Q%3d%3d</text:a>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1.25A fuse</text:p>
          </table:table-cell>
          <table:table-cell office:value-type="string" office:string-value="0603" table:formula="of:=&quot;0603&quot;" table:style-name="ce3">
            <text:p>0603</text:p>
          </table:table-cell>
          <table:table-cell office:value-type="string" table:style-name="ce4">
            <text:p>F0603E1R25FSTR</text:p>
          </table:table-cell>
          <table:table-cell office:value-type="float" office:value="1" table:style-name="ce3">
            <text:p>1</text:p>
          </table:table-cell>
          <table:table-cell office:value-type="float" office:value="0.23" table:formula="of:=[.D25]*0.23" table:style-name="ce1">
            <text:p>0,23</text:p>
          </table:table-cell>
          <table:table-cell office:value-type="string" table:style-name="ce2">
            <text:p>581-F0603E1R25FSTR</text:p>
          </table:table-cell>
          <table:table-cell office:value-type="string" table:style-name="ce8">
            <text:p><text:a xlink:href="https://www.mouser.be/ProductDetail/AVX/F0603E1R25FSTR?qs=sGAEpiMZZMtxU2g%2f1juGqdRmCQF0%252bT4VorcA%2fRafPMU%3d">https://www.mouser.be/ProductDetail/AVX/F0603E1R25FSTR?qs=sGAEpiMZZMtxU2g%2f1juGqdRmCQF0%252bT4VorcA%2fRafPMU%3d</text:a>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EMI gasket</text:p>
          </table:table-cell>
          <table:table-cell office:value-type="string" table:style-name="ce3">
            <text:p>50x50mm</text:p>
          </table:table-cell>
          <table:table-cell office:value-type="string" table:style-name="ce6">
            <text:p>36103505S</text:p>
          </table:table-cell>
          <table:table-cell office:value-type="float" office:value="1" table:style-name="ce3">
            <text:p>1</text:p>
          </table:table-cell>
          <table:table-cell office:value-type="float" office:value="1.73" table:formula="of:=[.D27]*1.73" table:style-name="ce1">
            <text:p>1,73</text:p>
          </table:table-cell>
          <table:table-cell office:value-type="string" table:style-name="ce2">
            <text:p>710-36103505S</text:p>
          </table:table-cell>
          <table:table-cell office:value-type="string" table:style-name="ce8">
            <text:p><text:a xlink:href="https://www.mouser.be/ProductDetail/Wurth-Electronics/36103505S?qs=sGAEpiMZZMtQwYqzsFSgXAonXOVEW8VO9Uxj6PNyubKZw34wU4FdMg%3d%3d">https://www.mouser.be/ProductDetail/Wurth-Electronics/36103505S?qs=sGAEpiMZZMtQwYqzsFSgXAonXOVEW8VO9Uxj6PNyubKZw34wU4FdMg%3d%3d</text:a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EMI hat</text:p>
          </table:table-cell>
          <table:table-cell office:value-type="string" table:style-name="ce3">
            <text:p>50x50mm</text:p>
          </table:table-cell>
          <table:table-cell office:value-type="string" table:style-name="ce2">
            <text:p>36003500S</text:p>
          </table:table-cell>
          <table:table-cell office:value-type="float" office:value="1" table:style-name="ce3">
            <text:p>1</text:p>
          </table:table-cell>
          <table:table-cell office:value-type="float" office:value="1.22" table:formula="of:=[.D28]*1.22" table:style-name="ce1">
            <text:p>1,22</text:p>
          </table:table-cell>
          <table:table-cell office:value-type="string" table:style-name="ce2">
            <text:p>710-36003500S</text:p>
          </table:table-cell>
          <table:table-cell office:value-type="string" table:style-name="ce8">
            <text:p><text:a xlink:href="https://www.mouser.be/ProductDetail/Wurth-Electronics/36003500S?qs=sGAEpiMZZMtQwYqzsFSgXAonXOVEW8VOqHaJEEiTL1Wz8XjUj%2f%252bYaA%3d%3d">https://www.mouser.be/ProductDetail/Wurth-Electronics/36003500S?qs=sGAEpiMZZMtQwYqzsFSgXAonXOVEW8VOqHaJEEiTL1Wz8XjUj%2f%252bYaA%3d%3d</text:a>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3mm mounting screw</text:p>
          </table:table-cell>
          <table:table-cell office:value-type="string" table:style-name="ce3">
            <text:p>4mm M3-0.5</text:p>
          </table:table-cell>
          <table:table-cell office:value-type="string" table:style-name="ce6">
            <text:p>481-0263</text:p>
          </table:table-cell>
          <table:table-cell office:value-type="float" office:value="1" table:style-name="ce3">
            <text:p>1</text:p>
          </table:table-cell>
          <table:table-cell office:value-type="float" office:value="0.16200000000000001" table:formula="of:=[.D30]*0.162" table:style-name="ce1">
            <text:p>0,162</text:p>
          </table:table-cell>
          <table:table-cell office:value-type="string" table:style-name="ce2">
            <text:p>481-0263</text:p>
          </table:table-cell>
          <table:table-cell office:value-type="string" table:style-name="ce8">
            <text:p><text:a xlink:href="https://www.mouser.be/ProductDetail/Eagle-Plastic-Devices/481-0263?qs=sGAEpiMZZMtFmYSM%2fWUJwsXnGnuBfRdpAit6nos4zcQ%3d">https://www.mouser.be/ProductDetail/Eagle-Plastic-Devices/481-0263?qs=sGAEpiMZZMtFmYSM%2fWUJwsXnGnuBfRdpAit6nos4zcQ%3d</text:a>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Cap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100nF 10V X7R</text:p>
          </table:table-cell>
          <table:table-cell office:value-type="string" office:string-value="0603" table:formula="of:=&quot;0603&quot;" table:style-name="ce4">
            <text:p>0603</text:p>
          </table:table-cell>
          <table:table-cell office:value-type="float" office:value="885012206020" table:style-name="ce4">
            <text:p>8,85012E+11</text:p>
          </table:table-cell>
          <table:table-cell office:value-type="float" office:value="26" table:style-name="ce3">
            <text:p>26</text:p>
          </table:table-cell>
          <table:table-cell office:value-type="float" office:value="1.04" table:formula="of:=[.D33]*0.04" table:style-name="ce1">
            <text:p>1,04</text:p>
          </table:table-cell>
          <table:table-cell office:value-type="string" table:style-name="ce2">
            <text:p>710-885012206020</text:p>
          </table:table-cell>
          <table:table-cell office:value-type="string" table:style-name="ce8">
            <text:p><text:a xlink:href="https://www.mouser.be/ProductDetail/Wurth-Electronics/885012206020?qs=sGAEpiMZZMs0AnBnWHyRQEGbLOF2VP1ivD1RfS10zjEe%2fCqv5VAAJA%3d%3d">https://www.mouser.be/ProductDetail/Wurth-Electronics/885012206020?qs=sGAEpiMZZMs0AnBnWHyRQEGbLOF2VP1ivD1RfS10zjEe%2fCqv5VAAJA%3d%3d</text:a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.2uF 10V X7R</text:p>
          </table:table-cell>
          <table:table-cell office:value-type="string" office:string-value="0603" table:formula="of:=&quot;0603&quot;" table:style-name="ce4">
            <text:p>0603</text:p>
          </table:table-cell>
          <table:table-cell office:value-type="string" table:style-name="ce4">
            <text:p>C1608X7R1A225M080AC</text:p>
          </table:table-cell>
          <table:table-cell office:value-type="float" office:value="2" table:style-name="ce3">
            <text:p>2</text:p>
          </table:table-cell>
          <table:table-cell office:value-type="float" office:value="0.39400000000000002" table:formula="of:=[.D34]*0.197" table:style-name="ce1">
            <text:p>0,394</text:p>
          </table:table-cell>
          <table:table-cell office:value-type="string" table:style-name="ce2">
            <text:p>810-C1608X7R1A225M</text:p>
          </table:table-cell>
          <table:table-cell office:value-type="string" table:style-name="ce8">
            <text:p><text:a xlink:href="https://www.mouser.be/ProductDetail/TDK/C1608X7R1A225M080AC?qs=sGAEpiMZZMs0AnBnWHyRQFzBYxg9rzNc%2fAh4fNWZ2o4%3d">https://www.mouser.be/ProductDetail/TDK/C1608X7R1A225M080AC?qs=sGAEpiMZZMs0AnBnWHyRQFzBYxg9rzNc%2fAh4fNWZ2o4%3d</text:a>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1uF 25V X7R</text:p>
          </table:table-cell>
          <table:table-cell office:value-type="string" office:string-value="0603" table:formula="of:=&quot;0603&quot;" table:style-name="ce9">
            <text:p>0603</text:p>
          </table:table-cell>
          <table:table-cell office:value-type="string" table:style-name="ce9">
            <text:p>TMK107B7105MA-T</text:p>
          </table:table-cell>
          <table:table-cell office:value-type="float" office:value="28" table:style-name="ce10">
            <text:p>28</text:p>
          </table:table-cell>
          <table:table-cell table:style-name="ce11"/>
          <table:table-cell office:value-type="string" table:style-name="ce12">
            <text:p>963-TMK107B7105MA-T</text:p>
          </table:table-cell>
          <table:table-cell office:value-type="string" table:style-name="ce13">
            <text:p><text:a xlink:href="https://www.mouser.be/ProductDetail/Taiyo-Yuden/TMK107B7105MA-T?qs=sGAEpiMZZMs0AnBnWHyRQPSjYu%2fkbgu8AMD2q9X%2fp0k0h731J6Ikxg%3d%3d">https://www.mouser.be/ProductDetail/Taiyo-Yuden/TMK107B7105MA-T?qs=sGAEpiMZZMs0AnBnWHyRQPSjYu%2fkbgu8AMD2q9X%2fp0k0h731J6Ikxg%3d%3d</text:a>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10V</text:p>
          </table:table-cell>
          <table:table-cell office:value-type="string" office:string-value="0603" table:formula="of:=&quot;0603&quot;" table:style-name="ce4">
            <text:p>0603</text:p>
          </table:table-cell>
          <table:table-cell office:value-type="string" table:style-name="ce4">
            <text:p>LMK107B7105MA-T</text:p>
          </table:table-cell>
          <table:table-cell office:value-type="float" office:value="28" table:style-name="ce3">
            <text:p>28</text:p>
          </table:table-cell>
          <table:table-cell office:value-type="float" office:value="0.58800000000000008" table:formula="of:=0.021*[.D36]" table:style-name="ce1">
            <text:p>0,588</text:p>
          </table:table-cell>
          <table:table-cell office:value-type="string" table:style-name="ce2">
            <text:p>963-LMK107B7105MA-T</text:p>
          </table:table-cell>
          <table:table-cell office:value-type="string" table:style-name="ce8">
            <text:p><text:a xlink:href="https://www.mouser.be/ProductDetail/Taiyo-Yuden/LMK107B7105MA-T?qs=sGAEpiMZZMvsSlwiRhF8qgJCQaFFkNE%2fbk4iNzdEMq0%3d">https://www.mouser.be/ProductDetail/Taiyo-Yuden/LMK107B7105MA-T?qs=sGAEpiMZZMvsSlwiRhF8qgJCQaFFkNE%2fbk4iNzdEMq0%3d</text:a>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10nF 50V X7R</text:p>
          </table:table-cell>
          <table:table-cell office:value-type="string" office:string-value="0603" table:formula="of:=&quot;0603&quot;" table:style-name="ce9">
            <text:p>0603</text:p>
          </table:table-cell>
          <table:table-cell office:value-type="float" office:value="885012206089" table:style-name="ce9">
            <text:p>8,85012E+11</text:p>
          </table:table-cell>
          <table:table-cell office:value-type="float" office:value="38" table:style-name="ce10">
            <text:p>38</text:p>
          </table:table-cell>
          <table:table-cell table:style-name="ce11"/>
          <table:table-cell office:value-type="string" table:style-name="ce12">
            <text:p>710-885012206089</text:p>
          </table:table-cell>
          <table:table-cell office:value-type="string" table:style-name="ce13">
            <text:p><text:a xlink:href="https://www.mouser.be/ProductDetail/Wurth-Electronics/885012206089?qs=sGAEpiMZZMs0AnBnWHyRQEGbLOF2VP1i3S0Na0CoPiiM3E4YQho5UQ%3d%3d">https://www.mouser.be/ProductDetail/Wurth-Electronics/885012206089?qs=sGAEpiMZZMs0AnBnWHyRQEGbLOF2VP1i3S0Na0CoPiiM3E4YQho5UQ%3d%3d</text:a></text:p>
          </table:table-cell>
          <table:table-cell table:number-columns-repeated="16377"/>
        </table:table-row>
        <table:table-row table:style-name="ro1">
          <table:table-cell table:style-name="ce16"/>
          <table:table-cell office:value-type="string" office:string-value="0603" table:formula="of:=&quot;0603&quot;" table:style-name="ce4">
            <text:p>0603</text:p>
          </table:table-cell>
          <table:table-cell office:value-type="string" table:style-name="ce4">
            <text:p>C0603C103J5RACTU</text:p>
          </table:table-cell>
          <table:table-cell office:value-type="float" office:value="38" table:style-name="ce3">
            <text:p>38</text:p>
          </table:table-cell>
          <table:table-cell office:value-type="float" office:value="0.60799999999999998" table:formula="of:=[.D38]*0.016" table:style-name="ce1">
            <text:p>0,608</text:p>
          </table:table-cell>
          <table:table-cell office:value-type="string" table:style-name="ce2">
            <text:p>80-C0603C103J5R</text:p>
          </table:table-cell>
          <table:table-cell office:value-type="string" table:style-name="ce8">
            <text:p><text:a xlink:href="https://www.mouser.be/ProductDetail/KEMET/C0603C103J5RACTU?qs=sGAEpiMZZMvsSlwiRhF8quIsB1QHp5lf6wge94WzHBg%3d">https://www.mouser.be/ProductDetail/KEMET/C0603C103J5RACTU?qs=sGAEpiMZZMvsSlwiRhF8quIsB1QHp5lf6wge94WzHBg%3d</text:a>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4.7uF 10V X7R</text:p>
          </table:table-cell>
          <table:table-cell office:value-type="string" office:string-value="0805" table:formula="of:=&quot;0805&quot;" table:style-name="ce11">
            <text:p>0805</text:p>
          </table:table-cell>
          <table:table-cell office:value-type="string" table:style-name="ce10">
            <text:p>GRM21BR71A475ME51L</text:p>
          </table:table-cell>
          <table:table-cell office:value-type="float" office:value="12" table:style-name="ce10">
            <text:p>12</text:p>
          </table:table-cell>
          <table:table-cell table:style-name="ce11"/>
          <table:table-cell office:value-type="string" table:style-name="ce12">
            <text:p>81-GRM21BR71A475ME1L</text:p>
          </table:table-cell>
          <table:table-cell office:value-type="string" table:style-name="ce13">
            <text:p><text:a xlink:href="https://www.mouser.be/ProductDetail/Murata-Electronics/GRM21BR71A475ME51L?qs=sGAEpiMZZMs0AnBnWHyRQKFZIQ7b73cdOJ%252b18hu3nHNP7ecP2aBn8Q%3d%3d">https://www.mouser.be/ProductDetail/Murata-Electronics/GRM21BR71A475ME51L?qs=sGAEpiMZZMs0AnBnWHyRQKFZIQ7b73cdOJ%252b18hu3nHNP7ecP2aBn8Q%3d%3d</text:a></text:p>
          </table:table-cell>
          <table:table-cell table:number-columns-repeated="16377"/>
        </table:table-row>
        <table:table-row table:style-name="ro1">
          <table:table-cell table:style-name="ce16"/>
          <table:table-cell office:value-type="string" office:string-value="0805" table:formula="of:=&quot;0805&quot;" table:style-name="ce1">
            <text:p>0805</text:p>
          </table:table-cell>
          <table:table-cell office:value-type="string" table:style-name="ce3">
            <text:p>GRM21BR71A475KE51L</text:p>
          </table:table-cell>
          <table:table-cell office:value-type="float" office:value="12" table:style-name="ce3">
            <text:p>12</text:p>
          </table:table-cell>
          <table:table-cell office:value-type="float" office:value="1.248" table:formula="of:=[.D40]*0.104" table:style-name="ce1">
            <text:p>1,248</text:p>
          </table:table-cell>
          <table:table-cell office:value-type="string" table:style-name="ce2">
            <text:p>81-GRM21BR71A475KE1L</text:p>
          </table:table-cell>
          <table:table-cell office:value-type="string" table:style-name="ce8">
            <text:p><text:a xlink:href="https://www.mouser.be/ProductDetail/Murata-Electronics/GRM21BR71A475KE51L?qs=sGAEpiMZZMvsSlwiRhF8qn%2fMY8sF09EMDG2H0Me0xoOKp3OVBR7xvQ%3d%3d">https://www.mouser.be/ProductDetail/Murata-Electronics/GRM21BR71A475KE51L?qs=sGAEpiMZZMvsSlwiRhF8qn%2fMY8sF09EMDG2H0Me0xoOKp3OVBR7xvQ%3d%3d</text:a>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18pf C0G</text:p>
          </table:table-cell>
          <table:table-cell office:value-type="string" office:string-value="0603" table:formula="of:=&quot;0603&quot;" table:style-name="ce9">
            <text:p>0603</text:p>
          </table:table-cell>
          <table:table-cell office:value-type="string" table:style-name="ce9">
            <text:p>C0603C180J5GACTU</text:p>
          </table:table-cell>
          <table:table-cell office:value-type="float" office:value="6" table:style-name="ce10">
            <text:p>6</text:p>
          </table:table-cell>
          <table:table-cell table:style-name="ce11"/>
          <table:table-cell office:value-type="string" table:style-name="ce12">
            <text:p>80-C0603C180J5G</text:p>
          </table:table-cell>
          <table:table-cell office:value-type="string" table:style-name="ce13">
            <text:p><text:a xlink:href="https://www.mouser.be/ProductDetail/KEMET/C0603C180J5GACTU?qs=sGAEpiMZZMs0AnBnWHyRQJIiGvDVk92VyAyEaQH0tQM%3d">https://www.mouser.be/ProductDetail/KEMET/C0603C180J5GACTU?qs=sGAEpiMZZMs0AnBnWHyRQJIiGvDVk92VyAyEaQH0tQM%3d</text:a></text:p>
          </table:table-cell>
          <table:table-cell table:number-columns-repeated="16377"/>
        </table:table-row>
        <table:table-row table:style-name="ro1">
          <table:table-cell table:style-name="ce16"/>
          <table:table-cell office:value-type="string" office:string-value="0603" table:formula="of:=&quot;0603&quot;" table:style-name="ce4">
            <text:p>0603</text:p>
          </table:table-cell>
          <table:table-cell office:value-type="string" table:style-name="ce4">
            <text:p>C0603C180J5GAC7867</text:p>
          </table:table-cell>
          <table:table-cell office:value-type="float" office:value="6" table:style-name="ce3">
            <text:p>6</text:p>
          </table:table-cell>
          <table:table-cell office:value-type="float" office:value="0.49199999999999999" table:formula="of:=0.082*[.D42]" table:style-name="ce1">
            <text:p>0,492</text:p>
          </table:table-cell>
          <table:table-cell office:value-type="string" table:style-name="ce2">
            <text:p>80-C0603C180J5G7867</text:p>
          </table:table-cell>
          <table:table-cell office:value-type="string" table:style-name="ce8">
            <text:p><text:a xlink:href="https://www.mouser.be/ProductDetail/KEMET/C0603C180J5GAC7867?qs=sGAEpiMZZMvsSlwiRhF8qnJ%2fleZA9ZaIMmceyWak2po%3d">https://www.mouser.be/ProductDetail/KEMET/C0603C180J5GAC7867?qs=sGAEpiMZZMvsSlwiRhF8qnJ%2fleZA9ZaIMmceyWak2po%3d</text:a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2uF 10V tantalum</text:p>
          </table:table-cell>
          <table:table-cell office:value-type="string" office:string-value="1206" table:formula="of:=&quot;1206&quot;" table:style-name="ce1">
            <text:p>1206</text:p>
          </table:table-cell>
          <table:table-cell office:value-type="string" table:style-name="ce4">
            <text:p>TMCMA1A226MTRF</text:p>
          </table:table-cell>
          <table:table-cell office:value-type="float" office:value="1" table:style-name="ce3">
            <text:p>1</text:p>
          </table:table-cell>
          <table:table-cell office:value-type="float" office:value="0.19700000000000001" table:formula="of:=[.D43]*0.197" table:style-name="ce1">
            <text:p>0,197</text:p>
          </table:table-cell>
          <table:table-cell office:value-type="string" table:style-name="ce2">
            <text:p>74-TMCMA1A226MTRF</text:p>
          </table:table-cell>
          <table:table-cell office:value-type="string" table:style-name="ce8">
            <text:p><text:a xlink:href="https://www.mouser.be/ProductDetail/Vishay-Sprague/TMCMA1A226MTRF?qs=sGAEpiMZZMtZ1n0r9vR22Vu7%252baOtiTyzMYN%2fBQT7cTrpROPkc6ctxw%3d%3d">https://www.mouser.be/ProductDetail/Vishay-Sprague/TMCMA1A226MTRF?qs=sGAEpiMZZMtZ1n0r9vR22Vu7%252baOtiTyzMYN%2fBQT7cTrpROPkc6ctxw%3d%3d</text:a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00uF 10V tantalum</text:p>
          </table:table-cell>
          <table:table-cell office:value-type="string" office:string-value="1311" table:formula="of:=&quot;1311&quot;" table:style-name="ce3">
            <text:p>1311</text:p>
          </table:table-cell>
          <table:table-cell office:value-type="string" table:style-name="ce4">
            <text:p>TMCMB1A107MTRF</text:p>
          </table:table-cell>
          <table:table-cell office:value-type="float" office:value="1" table:style-name="ce3">
            <text:p>1</text:p>
          </table:table-cell>
          <table:table-cell office:value-type="float" office:value="0.41" table:formula="of:=[.D44]*0.41" table:style-name="ce1">
            <text:p>0,41</text:p>
          </table:table-cell>
          <table:table-cell office:value-type="string" table:style-name="ce2">
            <text:p>74-TMCMB1A107MTRF</text:p>
          </table:table-cell>
          <table:table-cell office:value-type="string" table:style-name="ce8">
            <text:p><text:a xlink:href="https://www.mouser.be/ProductDetail/Vishay-Sprague/TMCMB1A107MTRF?qs=sGAEpiMZZMtZ1n0r9vR22Vu7%252baOtiTyzP5PyyBUETh%2fco0cMTMpDhQ%3d%3d">https://www.mouser.be/ProductDetail/Vishay-Sprague/TMCMB1A107MTRF?qs=sGAEpiMZZMtZ1n0r9vR22Vu7%252baOtiTyzP5PyyBUETh%2fco0cMTMpDhQ%3d%3d</text:a>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560pF C0G</text:p>
          </table:table-cell>
          <table:table-cell office:value-type="string" office:string-value="0603" table:formula="of:=&quot;0603&quot;" table:style-name="ce2">
            <text:p>0603</text:p>
          </table:table-cell>
          <table:table-cell office:value-type="string" table:style-name="ce4">
            <text:p>VJ0603A561GXXCW1BC</text:p>
          </table:table-cell>
          <table:table-cell office:value-type="float" office:value="1" table:style-name="ce3">
            <text:p>1</text:p>
          </table:table-cell>
          <table:table-cell office:value-type="float" office:value="8.2000000000000003E-2" table:formula="of:=[.D45]*0.082" table:style-name="ce1">
            <text:p>0,082</text:p>
          </table:table-cell>
          <table:table-cell office:value-type="string" table:style-name="ce2">
            <text:p>77-VJ0603A561GXXCBC</text:p>
          </table:table-cell>
          <table:table-cell office:value-type="string" table:style-name="ce8">
            <text:p><text:a xlink:href="https://www.mouser.be/ProductDetail/Vishay-Vitramon/VJ0603A561GXXCW1BC?qs=sGAEpiMZZMs0AnBnWHyRQCv4vfTUG%2fvHtpePid%252bPraY%3d">https://www.mouser.be/ProductDetail/Vishay-Vitramon/VJ0603A561GXXCW1BC?qs=sGAEpiMZZMs0AnBnWHyRQCv4vfTUG%2fvHtpePid%252bPraY%3d</text:a>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4.7uF 50V X7R</text:p>
          </table:table-cell>
          <table:table-cell office:value-type="string" office:string-value="1206" table:formula="of:=&quot;1206&quot;" table:style-name="ce11">
            <text:p>1206</text:p>
          </table:table-cell>
          <table:table-cell office:value-type="string" table:style-name="ce9">
            <text:p>UMK316AB7475ML-T</text:p>
          </table:table-cell>
          <table:table-cell office:value-type="float" office:value="1" table:style-name="ce10">
            <text:p>1</text:p>
          </table:table-cell>
          <table:table-cell table:style-name="ce11"/>
          <table:table-cell office:value-type="string" table:style-name="ce12">
            <text:p>963-UMK316AB7475ML-T</text:p>
          </table:table-cell>
          <table:table-cell office:value-type="string" table:style-name="ce13">
            <text:p><text:a xlink:href="https://www.mouser.be/ProductDetail/Taiyo-Yuden/UMK316AB7475ML-T?qs=sGAEpiMZZMs0AnBnWHyRQPSjYu%2fkbgu8%2fFWJoOmOO1MsOuflZtFp%252bQ%3d%3d">https://www.mouser.be/ProductDetail/Taiyo-Yuden/UMK316AB7475ML-T?qs=sGAEpiMZZMs0AnBnWHyRQPSjYu%2fkbgu8%2fFWJoOmOO1MsOuflZtFp%252bQ%3d%3d</text:a></text:p>
          </table:table-cell>
          <table:table-cell table:number-columns-repeated="16377"/>
        </table:table-row>
        <table:table-row table:style-name="ro1">
          <table:table-cell table:style-name="ce17"/>
          <table:table-cell office:value-type="string" office:string-value="1206" table:formula="of:=&quot;1206&quot;" table:style-name="ce1">
            <text:p>1206</text:p>
          </table:table-cell>
          <table:table-cell office:value-type="string" table:style-name="ce4">
            <text:p>C3216X7R1H475M160AE</text:p>
          </table:table-cell>
          <table:table-cell office:value-type="float" office:value="1" table:style-name="ce3">
            <text:p>1</text:p>
          </table:table-cell>
          <table:table-cell office:value-type="float" office:value="0.68899999999999995" table:formula="of:=[.D47]*0.689" table:style-name="ce1">
            <text:p>0,689</text:p>
          </table:table-cell>
          <table:table-cell office:value-type="string" table:style-name="ce2">
            <text:p>810-C3216X7R1H475M1E</text:p>
          </table:table-cell>
          <table:table-cell office:value-type="string" table:style-name="ce18">
            <text:p><text:a xlink:href="https://www.mouser.be/ProductDetail/TDK/C3216X7R1H475M160AE?qs=sGAEpiMZZMvsSlwiRhF8qtYrDJZp5VWMU6Egw%252bFAsTZ6fIUbZsZrHA%3d%3d">https://www.mouser.be/ProductDetail/TDK/C3216X7R1H475M160AE?qs=sGAEpiMZZMvsSlwiRhF8qtYrDJZp5VWMU6Egw%252bFAsTZ6fIUbZsZrHA%3d%3d</text:a>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Ferrites &amp; inducto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220R ferrite 2.2A</text:p>
          </table:table-cell>
          <table:table-cell office:value-type="string" office:string-value="0603" table:formula="of:=&quot;0603&quot;" table:style-name="ce4">
            <text:p>0603</text:p>
          </table:table-cell>
          <table:table-cell office:value-type="string" table:style-name="ce4">
            <text:p>KPZ1608SHR221ATD25</text:p>
          </table:table-cell>
          <table:table-cell office:value-type="float" office:value="7" table:style-name="ce3">
            <text:p>7</text:p>
          </table:table-cell>
          <table:table-cell office:value-type="float" office:value="0.80500000000000005" table:formula="of:=[.D50]*0.115" table:style-name="ce1">
            <text:p>0,805</text:p>
          </table:table-cell>
          <table:table-cell office:value-type="string" table:style-name="ce2">
            <text:p>810-KPZ1608SHR221ATD</text:p>
          </table:table-cell>
          <table:table-cell office:value-type="string" table:style-name="ce8">
            <text:p><text:a xlink:href="https://www.mouser.be/ProductDetail/TDK/KPZ1608SHR221ATD25?qs=sGAEpiMZZMt1hubY80%2fs8DE23zOR%2fvJ95TVzCYnzSatWfz3ZMBnkfA%3d%3d">https://www.mouser.be/ProductDetail/TDK/KPZ1608SHR221ATD25?qs=sGAEpiMZZMt1hubY80%2fs8DE23zOR%2fvJ95TVzCYnzSatWfz3ZMBnkfA%3d%3d</text:a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k ferrite 400mA</text:p>
          </table:table-cell>
          <table:table-cell office:value-type="string" office:string-value="0603" table:formula="of:=&quot;0603&quot;" table:style-name="ce4">
            <text:p>0603</text:p>
          </table:table-cell>
          <table:table-cell office:value-type="string" table:style-name="ce4">
            <text:p>MMZ1608S102ATD25</text:p>
          </table:table-cell>
          <table:table-cell office:value-type="float" office:value="3" table:style-name="ce3">
            <text:p>3</text:p>
          </table:table-cell>
          <table:table-cell office:value-type="float" office:value="0.246" table:formula="of:=[.D51]*0.082" table:style-name="ce1">
            <text:p>0,246</text:p>
          </table:table-cell>
          <table:table-cell office:value-type="string" table:style-name="ce2">
            <text:p>810-MMZ1608S102ATD25</text:p>
          </table:table-cell>
          <table:table-cell office:value-type="string" table:style-name="ce8">
            <text:p><text:a xlink:href="https://www.mouser.be/ProductDetail/TDK/MMZ1608S102ATD25?qs=sGAEpiMZZMt1hubY80%2fs8JgUAoZtJ4KFAskmdVSlHf4%3d">https://www.mouser.be/ProductDetail/TDK/MMZ1608S102ATD25?qs=sGAEpiMZZMt1hubY80%2fs8JgUAoZtJ4KFAskmdVSlHf4%3d</text:a>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1uH 1.15A</text:p>
          </table:table-cell>
          <table:table-cell office:value-type="string" office:string-value="0805" table:formula="of:=&quot;0805&quot;" table:style-name="ce3">
            <text:p>0805</text:p>
          </table:table-cell>
          <table:table-cell office:value-type="string" table:style-name="ce4">
            <text:p>MLZ2012N1R0L</text:p>
          </table:table-cell>
          <table:table-cell office:value-type="float" office:value="1" table:style-name="ce3">
            <text:p>1</text:p>
          </table:table-cell>
          <table:table-cell office:value-type="float" office:value="0.107" table:formula="of:=[.D53]*0.107" table:style-name="ce1">
            <text:p>0,107</text:p>
          </table:table-cell>
          <table:table-cell office:value-type="string" table:style-name="ce2">
            <text:p>810-MLZ2012N1R0L</text:p>
          </table:table-cell>
          <table:table-cell office:value-type="string" table:style-name="ce8">
            <text:p><text:a xlink:href="https://www.mouser.be/ProductDetail/TDK/MLZ2012N1R0L?qs=sGAEpiMZZMsg%252by3WlYCkUxULy5EXuT335bsJGLdAQVM%3d">https://www.mouser.be/ProductDetail/TDK/MLZ2012N1R0L?qs=sGAEpiMZZMsg%252by3WlYCkUxULy5EXuT335bsJGLdAQVM%3d</text:a>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5uH 350mA</text:p>
          </table:table-cell>
          <table:table-cell office:value-type="string" office:string-value="0805" table:formula="of:=&quot;0805&quot;" table:style-name="ce2">
            <text:p>0805</text:p>
          </table:table-cell>
          <table:table-cell office:value-type="string" table:style-name="ce4">
            <text:p>MLZ2012N150L</text:p>
          </table:table-cell>
          <table:table-cell office:value-type="float" office:value="1" table:style-name="ce3">
            <text:p>1</text:p>
          </table:table-cell>
          <table:table-cell office:value-type="float" office:value="0.107" table:formula="of:=[.D54]*0.107" table:style-name="ce1">
            <text:p>0,107</text:p>
          </table:table-cell>
          <table:table-cell office:value-type="string" table:style-name="ce2">
            <text:p>810-MLZ2012N150L</text:p>
          </table:table-cell>
          <table:table-cell office:value-type="string" table:style-name="ce8">
            <text:p><text:a xlink:href="https://www.mouser.be/ProductDetail/TDK/MLZ2012N150L?qs=sGAEpiMZZMsg%252by3WlYCkUxULy5EXuT33eysEs9XQ%252bwY%3d">https://www.mouser.be/ProductDetail/TDK/MLZ2012N150L?qs=sGAEpiMZZMsg%252by3WlYCkUxULy5EXuT33eysEs9XQ%252bwY%3d</text:a>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Resisto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12k</text:p>
          </table:table-cell>
          <table:table-cell office:value-type="string" office:string-value="0603" table:formula="of:=&quot;0603&quot;" table:style-name="ce4">
            <text:p>0603</text:p>
          </table:table-cell>
          <table:table-cell office:value-type="string" table:style-name="ce4">
            <text:p>CR0603-FX-1202ELF</text:p>
          </table:table-cell>
          <table:table-cell office:value-type="float" office:value="6" table:style-name="ce3">
            <text:p>6</text:p>
          </table:table-cell>
          <table:table-cell office:value-type="float" office:value="0.49199999999999999" table:formula="of:=[.D57]*0.082" table:style-name="ce1">
            <text:p>0,492</text:p>
          </table:table-cell>
          <table:table-cell office:value-type="string" table:style-name="ce2">
            <text:p>652-CR0603FX-1202ELF</text:p>
          </table:table-cell>
          <table:table-cell office:value-type="string" table:style-name="ce8">
            <text:p><text:a xlink:href="https://www.mouser.be/ProductDetail/Bourns/CR0603-FX-1202ELF?qs=sGAEpiMZZMvdGkrng054t%252bRNGJdg958R%2fxhfQkwR2qk%3d">https://www.mouser.be/ProductDetail/Bourns/CR0603-FX-1202ELF?qs=sGAEpiMZZMvdGkrng054t%252bRNGJdg958R%2fxhfQkwR2qk%3d</text:a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820R</text:p>
          </table:table-cell>
          <table:table-cell office:value-type="string" office:string-value="0603" table:formula="of:=&quot;0603&quot;" table:style-name="ce4">
            <text:p>0603</text:p>
          </table:table-cell>
          <table:table-cell office:value-type="string" table:style-name="ce4">
            <text:p>RC0603FR-07820RL</text:p>
          </table:table-cell>
          <table:table-cell office:value-type="float" office:value="5" table:style-name="ce3">
            <text:p>5</text:p>
          </table:table-cell>
          <table:table-cell office:value-type="float" office:value="0.41000000000000003" table:formula="of:=[.D58]*0.082" table:style-name="ce1">
            <text:p>0,41</text:p>
          </table:table-cell>
          <table:table-cell office:value-type="string" table:style-name="ce2">
            <text:p>603-RC0603FR-07820RL</text:p>
          </table:table-cell>
          <table:table-cell office:value-type="string" table:style-name="ce8">
            <text:p><text:a xlink:href="https://www.mouser.be/ProductDetail/Yageo/RC0603FR-07820RL?qs=sGAEpiMZZMvdGkrng054t8AJgcdMkx7x9jKvOIkYsDs%3d">https://www.mouser.be/ProductDetail/Yageo/RC0603FR-07820RL?qs=sGAEpiMZZMvdGkrng054t8AJgcdMkx7x9jKvOIkYsDs%3d</text:a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51R 4x network</text:p>
          </table:table-cell>
          <table:table-cell office:value-type="string" office:string-value="0603" table:formula="of:=&quot;0603&quot;" table:style-name="ce4">
            <text:p>0603</text:p>
          </table:table-cell>
          <table:table-cell office:value-type="string" table:style-name="ce6">
            <text:p>742C083510JP</text:p>
          </table:table-cell>
          <table:table-cell office:value-type="float" office:value="25" table:style-name="ce3">
            <text:p>25</text:p>
          </table:table-cell>
          <table:table-cell office:value-type="float" office:value="1.6" table:formula="of:=[.D59]*0.064" table:style-name="ce1">
            <text:p>1,6</text:p>
          </table:table-cell>
          <table:table-cell office:value-type="string" table:style-name="ce2">
            <text:p>774-742C083510JP</text:p>
          </table:table-cell>
          <table:table-cell office:value-type="string" table:style-name="ce8">
            <text:p><text:a xlink:href="https://www.mouser.be/ProductDetail/CTS-Electronic-Components/742C083510JP?qs=sGAEpiMZZMvrmc6UYKmaNUeagg87CNuHR0EMvqQq6%2f8%3d">https://www.mouser.be/ProductDetail/CTS-Electronic-Components/742C083510JP?qs=sGAEpiMZZMvrmc6UYKmaNUeagg87CNuHR0EMvqQq6%2f8%3d</text:a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2R</text:p>
          </table:table-cell>
          <table:table-cell office:value-type="string" office:string-value="0805" table:formula="of:=&quot;0805&quot;" table:style-name="ce2">
            <text:p>0805</text:p>
          </table:table-cell>
          <table:table-cell office:value-type="string" table:style-name="ce6">
            <text:p>ESR10EZPJ220</text:p>
          </table:table-cell>
          <table:table-cell office:value-type="float" office:value="1" table:style-name="ce3">
            <text:p>1</text:p>
          </table:table-cell>
          <table:table-cell office:value-type="float" office:value="8.2000000000000003E-2" table:formula="of:=0.082*[.D60]" table:style-name="ce1">
            <text:p>0,082</text:p>
          </table:table-cell>
          <table:table-cell office:value-type="string" table:style-name="ce2">
            <text:p>755-ESR10EZPJ220</text:p>
          </table:table-cell>
          <table:table-cell office:value-type="string" table:style-name="ce8">
            <text:p><text:a xlink:href="https://www.mouser.be/ProductDetail/ROHM-Semiconductor/ESR10EZPJ220?qs=sGAEpiMZZMvdGkrng054t67Efho1F8r6UiVrct0L%252b50%3d">https://www.mouser.be/ProductDetail/ROHM-Semiconductor/ESR10EZPJ220?qs=sGAEpiMZZMvdGkrng054t67Efho1F8r6UiVrct0L%252b50%3d</text:a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Meg</text:p>
          </table:table-cell>
          <table:table-cell office:value-type="string" office:string-value="0603" table:formula="of:=&quot;0603&quot;" table:style-name="ce4">
            <text:p>0603</text:p>
          </table:table-cell>
          <table:table-cell office:value-type="string" table:style-name="ce6">
            <text:p>RC0603FR-071ML</text:p>
          </table:table-cell>
          <table:table-cell office:value-type="float" office:value="1" table:style-name="ce3">
            <text:p>1</text:p>
          </table:table-cell>
          <table:table-cell office:value-type="float" office:value="8.2000000000000003E-2" table:formula="of:=[.D61]*0.082" table:style-name="ce1">
            <text:p>0,082</text:p>
          </table:table-cell>
          <table:table-cell office:value-type="string" table:style-name="ce2">
            <text:p>603-RC0603FR-071ML</text:p>
          </table:table-cell>
          <table:table-cell office:value-type="string" table:style-name="ce8">
            <text:p><text:a xlink:href="https://www.mouser.be/ProductDetail/Yageo/RC0603FR-071ML?qs=sGAEpiMZZMvdGkrng054t8Tx25L%252bvTaRDEm8ppXZSz4%3d">https://www.mouser.be/ProductDetail/Yageo/RC0603FR-071ML?qs=sGAEpiMZZMvdGkrng054t8Tx25L%252bvTaRDEm8ppXZSz4%3d</text:a>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Discrete Sem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50V 3A diode</text:p>
          </table:table-cell>
          <table:table-cell office:value-type="string" table:style-name="ce3">
            <text:p>DO-221AC-2</text:p>
          </table:table-cell>
          <table:table-cell office:value-type="string" table:style-name="ce3">
            <text:p>VSSAF3N50-M3/6A</text:p>
          </table:table-cell>
          <table:table-cell office:value-type="float" office:value="1" table:style-name="ce3">
            <text:p>1</text:p>
          </table:table-cell>
          <table:table-cell office:value-type="float" office:value="0.45100000000000001" table:formula="of:=[.D64]*0.451" table:style-name="ce1">
            <text:p>0,451</text:p>
          </table:table-cell>
          <table:table-cell office:value-type="string" table:style-name="ce2">
            <text:p>78-VSSAF3N50-M36A</text:p>
          </table:table-cell>
          <table:table-cell office:value-type="string" table:style-name="ce8">
            <text:p><text:a xlink:href="https://www.mouser.be/ProductDetail/Vishay-Semiconductors/VSSAF3N50-M3-6A?qs=sGAEpiMZZMtQ8nqTKtFS%2fMv7GkUEUYtzlqkrGNAhroyyBB0smv9WRg%3d%3d">https://www.mouser.be/ProductDetail/Vishay-Semiconductors/VSSAF3N50-M3-6A?qs=sGAEpiMZZMtQ8nqTKtFS%2fMv7GkUEUYtzlqkrGNAhroyyBB0smv9WRg%3d%3d</text:a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5V 30KV 15A TVS</text:p>
          </table:table-cell>
          <table:table-cell office:value-type="string" table:style-name="ce3">
            <text:p>SOD-323F-2</text:p>
          </table:table-cell>
          <table:table-cell office:value-type="string" table:style-name="ce4">
            <text:p>CPDF5V0U</text:p>
          </table:table-cell>
          <table:table-cell office:value-type="float" office:value="1" table:style-name="ce3">
            <text:p>1</text:p>
          </table:table-cell>
          <table:table-cell office:value-type="float" office:value="0.32800000000000001" table:formula="of:=[.D65]*0.328" table:style-name="ce1">
            <text:p>0,328</text:p>
          </table:table-cell>
          <table:table-cell office:value-type="string" table:style-name="ce2">
            <text:p>750-CPDF5V0U</text:p>
          </table:table-cell>
          <table:table-cell office:value-type="string" table:style-name="ce8">
            <text:p><text:a xlink:href="https://www.mouser.be/ProductDetail/Comchip-Technology/CPDF5V0U?qs=sGAEpiMZZMvxHShE6Whpuy0ZMBn7Cyf%2fdZv7CpYfRrw%3d">https://www.mouser.be/ProductDetail/Comchip-Technology/CPDF5V0U?qs=sGAEpiMZZMvxHShE6Whpuy0ZMBn7Cyf%2fdZv7CpYfRrw%3d</text:a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30V 0.2A diode</text:p>
          </table:table-cell>
          <table:table-cell office:value-type="string" table:style-name="ce3">
            <text:p>SOD-523</text:p>
          </table:table-cell>
          <table:table-cell office:value-type="string" table:style-name="ce4">
            <text:p>RB521S30T1G</text:p>
          </table:table-cell>
          <table:table-cell office:value-type="float" office:value="1" table:style-name="ce3">
            <text:p>1</text:p>
          </table:table-cell>
          <table:table-cell office:value-type="float" office:value="0.14799999999999999" table:formula="of:=[.D66]*0.148" table:style-name="ce1">
            <text:p>0,148</text:p>
          </table:table-cell>
          <table:table-cell office:value-type="string" table:style-name="ce2">
            <text:p>863-RB521S30T1G</text:p>
          </table:table-cell>
          <table:table-cell office:value-type="string" table:style-name="ce8">
            <text:p><text:a xlink:href="https://www.mouser.be/ProductDetail/ON-Semiconductor/RB521S30T1G?qs=sGAEpiMZZMtQ8nqTKtFS%2fCKUxMvjsmGzcVXghsNZtFw%3d">https://www.mouser.be/ProductDetail/ON-Semiconductor/RB521S30T1G?qs=sGAEpiMZZMtQ8nqTKtFS%2fCKUxMvjsmGzcVXghsNZtFw%3d</text:a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2V zener</text:p>
          </table:table-cell>
          <table:table-cell office:value-type="string" table:style-name="ce3">
            <text:p>DO214AC-2</text:p>
          </table:table-cell>
          <table:table-cell office:value-type="string" table:style-name="ce4">
            <text:p>SMAJ5933B-TP</text:p>
          </table:table-cell>
          <table:table-cell office:value-type="float" office:value="1" table:style-name="ce3">
            <text:p>1</text:p>
          </table:table-cell>
          <table:table-cell office:value-type="float" office:value="0.34399999999999997" table:formula="of:=[.D67]*0.344" table:style-name="ce1">
            <text:p>0,344</text:p>
          </table:table-cell>
          <table:table-cell office:value-type="string" table:style-name="ce2">
            <text:p>833-SMAJ5933B-TP</text:p>
          </table:table-cell>
          <table:table-cell office:value-type="string" table:style-name="ce8">
            <text:p><text:a xlink:href="https://www.mouser.be/ProductDetail/Micro-Commercial-Components-MCC/SMAJ5933B-TP?qs=sGAEpiMZZMtQ8nqTKtFS%2fNu8%252bgw6C5jSmTID9etBzUk%3d">https://www.mouser.be/ProductDetail/Micro-Commercial-Components-MCC/SMAJ5933B-TP?qs=sGAEpiMZZMtQ8nqTKtFS%2fNu8%252bgw6C5jSmTID9etBzUk%3d</text:a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3V3 ESD 8 channel</text:p>
          </table:table-cell>
          <table:table-cell office:value-type="string" table:style-name="ce3">
            <text:p>3.8x1mm</text:p>
          </table:table-cell>
          <table:table-cell office:value-type="string" table:style-name="ce3">
            <text:p>DT1240A-08LP3810-7</text:p>
          </table:table-cell>
          <table:table-cell office:value-type="float" office:value="6" table:style-name="ce3">
            <text:p>6</text:p>
          </table:table-cell>
          <table:table-cell office:value-type="float" office:value="1.8719999999999999" table:formula="of:=[.D68]*0.312" table:style-name="ce1">
            <text:p>1,872</text:p>
          </table:table-cell>
          <table:table-cell office:value-type="string" table:style-name="ce2">
            <text:p>621-DT1240A08LP38107</text:p>
          </table:table-cell>
          <table:table-cell office:value-type="string" table:style-name="ce8">
            <text:p><text:a xlink:href="https://www.mouser.be/ProductDetail/Diodes-Incorporated/DT1240A-08LP3810-7?qs=sGAEpiMZZMvxHShE6WhpuxSaK1iW9Bqv2vlKRQekowY%3d">https://www.mouser.be/ProductDetail/Diodes-Incorporated/DT1240A-08LP3810-7?qs=sGAEpiMZZMvxHShE6WhpuxSaK1iW9Bqv2vlKRQekowY%3d</text:a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RGB led</text:p>
          </table:table-cell>
          <table:table-cell office:value-type="string" table:style-name="ce3">
            <text:p>PLCC-4</text:p>
          </table:table-cell>
          <table:table-cell office:value-type="string" table:style-name="ce3">
            <text:p>UHD1110-FKA</text:p>
          </table:table-cell>
          <table:table-cell office:value-type="float" office:value="1" table:style-name="ce3">
            <text:p>1</text:p>
          </table:table-cell>
          <table:table-cell office:value-type="float" office:value="8.2000000000000003E-2" table:formula="of:=[.D69]*0.082" table:style-name="ce1">
            <text:p>0,082</text:p>
          </table:table-cell>
          <table:table-cell office:value-type="string" table:style-name="ce2">
            <text:p>941-UHD0FKAC11BQFMF3</text:p>
          </table:table-cell>
          <table:table-cell office:value-type="string" table:style-name="ce8">
            <text:p><text:a xlink:href="https://www.mouser.be/ProductDetail/Cree-Inc/UHD1110-FKA-CL1A13r3q1BBQFMF3?qs=sGAEpiMZZMseGfSY3csMkdgyOOAg6kv2mBMXcBKACjpZMXj4eHBgIw%3d%3d">https://www.mouser.be/ProductDetail/Cree-Inc/UHD1110-FKA-CL1A13r3q1BBQFMF3?qs=sGAEpiMZZMseGfSY3csMkdgyOOAg6kv2mBMXcBKACjpZMXj4eHBgIw%3d%3d</text:a>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float" office:value="41.457000000000001" table:formula="of:=SUM([.E2:.E69])" table:style-name="ce1">
            <text:p>41,457</text:p>
          </table:table-cell>
          <table:table-cell table:number-columns-repeated="16379" table:style-name="ce1"/>
        </table:table-row>
        <table:table-row table:number-rows-repeated="104850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Jesse Spiessens</dc:creator>
    <dc:date>2018-04-17T20:42:36Z</dc:date>
    <meta:user-defined meta:name="WorkbookGuid">475b1a23-6663-4782-a99f-241be2ecedd6</meta:user-defined>
  </office:meta>
</office:document-meta>
</file>